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279cm" fo:break-before="auto" style:use-optimal-row-height="false"/>
    </style:style>
    <style:style style:name="ro4" style:family="table-row">
      <style:table-row-properties style:row-height="0.23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81d41a"/>
    </style:style>
    <style:style style:name="ce48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" style:family="table-cell" style:parent-style-name="Default" style:data-style-name="N2"/>
    <style:style style:name="ce44" style:family="table-cell" style:parent-style-name="Default" style:data-style-name="N143"/>
    <style:style style:name="ce52" style:family="table-cell" style:parent-style-name="Default" style:data-style-name="N143">
      <style:table-cell-properties fo:background-color="#77bc65"/>
    </style:style>
    <style:style style:name="ce53" style:family="table-cell" style:parent-style-name="Default" style:data-style-name="N1"/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2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peicher dezentra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5" table:number-rows-repeated="2">
          <table:table-cell table:number-columns-repeated="10"/>
        </table:table-row>
        <table:table-row table:style-name="ro5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48" office:value-type="string" calcext:value-type="string">
            <text:p>Verlust Speicher</text:p>
          </table:table-cell>
          <table:table-cell table:style-name="ce48"/>
          <table:table-cell table:style-name="ce52" table:formula="of:=[.E73]*[.E71]/[.E72]" office:value-type="float" office:value="1.33215611560875" calcext:value-type="float">
            <text:p>1.332</text:p>
          </table:table-cell>
          <table:table-cell table:style-name="ce48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53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53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6"/>
          <table:table-cell table:style-name="ce1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1">
          <table:table-cell table:style-name="ce11" office:value-type="string" calcext:value-type="string">
            <text:p>Haus à 30m, 15 Häuser</text:p>
          </table:table-cell>
          <table:table-cell table:style-name="ce72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im Speicher gibts keine Verluste im dem Sinne, daher auf 0 gesetzt</text:p>
              <text:p text:style-name="P2"/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1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1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1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/>
          <table:table-cell table:style-name="ce45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40" office:value-type="float" office:value="7850" calcext:value-type="float">
            <text:p>7850</text:p>
          </table:table-cell>
          <table:table-cell table:style-name="ce45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40" office:value-type="float" office:value="0.025" calcext:value-type="float">
            <text:p>0.025</text:p>
          </table:table-cell>
          <table:table-cell table:style-name="ce4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40" office:value-type="float" office:value="0.0337" calcext:value-type="float">
            <text:p>0.0337</text:p>
          </table:table-cell>
          <table:table-cell table:style-name="ce45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40" table:formula="of:=(([.C31]/2)^2-([.C30]/2)^2)*PI()" office:value-type="float" office:value="0.000401094988065443" calcext:value-type="float">
            <text:p>0.000401094988065443</text:p>
          </table:table-cell>
          <table:table-cell table:style-name="ce45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40" table:formula="of:=[.C32]*[.C29]" office:value-type="float" office:value="3.14859565631373" calcext:value-type="float">
            <text:p>3.14859565631373</text:p>
          </table:table-cell>
          <table:table-cell table:style-name="ce45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40" table:formula="of:=[.I20]" office:value-type="float" office:value="464" calcext:value-type="float">
            <text:p>464</text:p>
          </table:table-cell>
          <table:table-cell table:style-name="ce45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53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3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53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53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53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53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45]-[.C46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41" table:formula="of:=[.C47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table:formula="of:=[.C49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3" table:formula="of:=[.C55]*[.C54]*[.C50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4" table:formula="of:=[.C56]/[.C63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64]/[.C63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5" table:number-rows-repeated="5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www.schweizer-fn.de/berechnung/waerme/rohrisol/rohrisol_start.php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</text:p>
          </table:table-cell>
          <table:table-cell table:number-columns-repeated="2"/>
          <table:table-cell office:value-type="string" calcext:value-type="string">
            <text:p>Was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 inne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olationsdick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ei Peter im Keller 90 mm Aussendurchmesser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maflex (ist was anderes aber das hatte es)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W/m Ro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Rohre</text:p>
          </table:table-cell>
          <table:table-cell table:number-columns-repeated="2"/>
          <table:table-cell table:formula="of:=SUM([.C9:.C19])" office:value-type="float" office:value="190" calcext:value-type="float">
            <text:p>190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rlustleistung</text:p>
          </table:table-cell>
          <table:table-cell/>
          <table:table-cell table:formula="of:=[.D84]*[.D83]" office:value-type="float" office:value="1900" calcext:value-type="float">
            <text:p>1900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Beispiel heiß pro Ta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rgie pro Tag</text:p>
          </table:table-cell>
          <table:table-cell/>
          <table:table-cell table:formula="of:=[.D87]*[.D85]" office:value-type="float" office:value="7600" calcext:value-type="float">
            <text:p>7600</text:p>
          </table:table-cell>
          <table:table-cell office:value-type="string" calcext:value-type="string">
            <text:p>W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 Jahr</text:p>
          </table:table-cell>
          <table:table-cell/>
          <table:table-cell table:formula="of:=[.D88]*365/1000" office:value-type="float" office:value="2774" calcext:value-type="float">
            <text:p>2774</text:p>
          </table:table-cell>
          <table:table-cell office:value-type="string" calcext:value-type="string">
            <text:p>kWh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Ist also deutlich geringer als der Verlust durch das verbleibende Wasser in den Rohren.</text:p>
          </table:table-cell>
          <table:table-cell table:number-columns-repeated="9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 calcext:value-type="string">
            <text:p>Geht das auf, dass die ausgewiesene verlorene Waerme in 20h durch Waermeverluste weg geht?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ganz grob: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elfte von 20 weil ja abkuehlt</text:p>
          </table:table-cell>
          <table:table-cell table:number-columns-repeated="7"/>
        </table:table-row>
        <table:table-row table:style-name="ro5">
          <table:table-cell/>
          <table:table-cell table:formula="of:=[.B97]*[.D85]/1000" office:value-type="float" office:value="19" calcext:value-type="float">
            <text:p>19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jaja, ist die richtige Groessenordnung</text:p>
          </table:table-cell>
          <table:table-cell table:number-columns-repeated="7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09:54:09.602000000</dc:date>
    <meta:editing-duration>P1DT19H12M17S</meta:editing-duration>
    <meta:editing-cycles>8</meta:editing-cycles>
    <meta:generator>LibreOffice/7.4.6.2$Windows_X86_64 LibreOffice_project/5b1f5509c2decdade7fda905e3e1429a67acd63d</meta:generator>
    <meta:document-statistic meta:table-count="2" meta:cell-count="319" meta:object-count="3"/>
  </office:meta>
</office:document-meta>
</file>